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4" svg:font-family="Tahoma"/>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5" style:family="paragraph" style:parent-style-name="Subtitle">
      <style:paragraph-properties fo:padding="0.074cm" fo:border-left="none" fo:border-right="none" fo:border-top="none" fo:border-bottom="0.035cm solid #000000" style:join-border="false"/>
      <style:text-properties style:font-name="Optima1"/>
    </style:style>
    <style:style style:name="P6"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7" style:family="paragraph" style:parent-style-name="Contents_20_2">
      <style:paragraph-properties>
        <style:tab-stops>
          <style:tab-stop style:position="0cm"/>
        </style:tab-stops>
      </style:paragraph-properties>
    </style:style>
    <style:style style:name="P8" style:family="paragraph" style:parent-style-name="Contents_20_1">
      <style:paragraph-properties>
        <style:tab-stops>
          <style:tab-stop style:position="0cm"/>
          <style:tab-stop style:position="3cm"/>
        </style:tab-stops>
      </style:paragraph-properties>
    </style:style>
    <style:style style:name="P9" style:family="paragraph" style:parent-style-name="Heading_20_TOC" style:master-page-name="Index">
      <style:paragraph-properties style:page-number="1"/>
    </style:style>
    <style:style style:name="P10" style:family="paragraph" style:parent-style-name="Standard" style:master-page-name="Index">
      <style:paragraph-properties style:page-number="auto"/>
    </style:style>
    <style:style style:name="P11" style:family="paragraph" style:parent-style-name="Standard">
      <style:paragraph-properties fo:text-align="end" style:justify-single-word="false"/>
    </style:style>
    <style:style style:name="P12" style:family="paragraph" style:parent-style-name="Heading_20_1" style:master-page-name="Standard">
      <style:paragraph-properties style:page-number="auto"/>
    </style:style>
    <style:style style:name="P13" style:family="paragraph" style:parent-style-name="Heading_20_1">
      <style:paragraph-properties fo:break-before="page"/>
    </style:style>
    <style:style style:name="T1" style:family="text">
      <style:text-properties fo:font-style="italic" style:font-style-asian="italic" style:font-style-complex="italic"/>
    </style:style>
    <style:style style:name="fr1"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3"><draw:frame draw:style-name="fr2" draw:name="graphics1" text:anchor-type="paragraph" svg:x="1.109cm" svg:y="0.36cm" svg:width="7.65cm" svg:height="4.189cm" draw:z-index="1"><draw:image xlink:href="../sogo.png" xlink:type="simple" xlink:show="embed" xlink:actuate="onLoad" draw:filter-name="&lt;All formats&gt;"/></draw:frame></text:p>
      <text:p text:style-name="P3"/>
      <text:p text:style-name="P3"/>
      <text:p text:style-name="P3"/>
      <text:p text:style-name="P3"/>
      <text:p text:style-name="P4"/>
      <text:p text:style-name="P6">Scalable OpenGroupware.org (SOGo)<text:line-break/> – Inverse Edition 1.0</text:p>
      <text:p text:style-name="P5">Mozilla Thunderbird Configuration Guide</text:p>
      <text:p text:style-name="P3"/>
      <text:p text:style-name="P10">Copyright © <text:s/>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 – January 2009</text:p>
      <text:p text:style-name="Standard"/>
      <text:p text:style-name="Standard"/>
      <text:p text:style-name="P11"><draw:frame draw:style-name="fr1" draw:name="graphics3" text:anchor-type="as-char" svg:y="0cm" svg:width="8.814cm" svg:height="1.882cm" draw:z-index="0"><draw:image xlink:href="../inverse.jpg" xlink:type="simple" xlink:show="embed" xlink:actuate="onLoad"/></draw:frame></text:p>
      <text:p text:style-name="P9">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Chapter 1<text:tab/>About this Guide <text:s text:c="2"/><text:tab/>2</text:p>
          <text:p text:style-name="P8">Chapter 2<text:tab/>Introduction <text:s text:c="2"/><text:tab/>3</text:p>
          <text:p text:style-name="P8">Chapter 3<text:tab/>Installation <text:s text:c="2"/><text:tab/>4</text:p>
          <text:p text:style-name="P7">Mozilla Thunderbird <text:s text:c="2"/><text:tab/>4</text:p>
          <text:p text:style-name="P7">Mozilla Lightning (Inverse Edition) <text:s text:c="2"/><text:tab/>4</text:p>
          <text:p text:style-name="P7">SOGo Connector and SOGo Integrator <text:s text:c="2"/><text:tab/>5</text:p>
          <text:p text:style-name="P8">Chapter 4<text:tab/>SOGo Integrator Customization <text:s text:c="2"/><text:tab/>6</text:p>
          <text:p text:style-name="P7">Customization <text:s text:c="2"/><text:tab/>6</text:p>
          <text:p text:style-name="P8">Chapter 5<text:tab/>SOGo Update Server <text:s text:c="2"/><text:tab/>8</text:p>
          <text:p text:style-name="P7">Installation <text:s text:c="2"/><text:tab/>8</text:p>
          <text:p text:style-name="P7">Configuration <text:s text:c="2"/><text:tab/>8</text:p>
          <text:p text:style-name="P8">Chapter 6<text:tab/>Additional Information <text:s text:c="2"/><text:tab/>9</text:p>
          <text:p text:style-name="P8">Chapter 7<text:tab/>Commercial Support and Contact Information <text:s text:c="2"/><text:tab/>10</text:p>
          <text:p text:style-name="P8">Chapter 8<text:tab/>GNU Free Documentation License <text:s text:c="2"/><text:tab/>11</text:p>
        </text:index-body>
      </text:table-of-content>
      <text:p text:style-name="Standard"/>
      <text:h text:style-name="P12" text:outline-level="1">About this Guide</text:h>
      <text:p text:style-name="Standard">This guide will walk you through the installation and configuration of Mozilla Thunderbird and its associated extensions so it can be used with the Scalable OpenGroupware.org (SOGo) solution.</text:p>
      <text:p text:style-name="Standard">The instructions are based on version 1.0 of SOGo.</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calableogo.org/">http://www.scalableogo.org/</text:a></text:p>
      <text:h text:style-name="P13"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version 2.0 is the official front end client of SOGo.</text:p>
      <text:p text:style-name="Standard">Note that the version 3 of Mozilla Thunderbird, which is in development, is not currently supported by the Inverse Edition of Mozilla Lightning. It is also not supported by the SOGo Connector and Integrator extensions. When the version 3 will be released, it will quickly be supported by those extensions.</text:p>
      <text:p text:style-name="Standard">In order to download and install Mozilla Thunderbird 2, please visit :</text:p>
      <text:p text:style-name="Standard"><text:a xlink:type="simple" xlink:href="http://www.getthunderbird.com/">http://www.getthunderbird.com/</text:a></text:p>
      <text:p text:style-name="P2"/>
      <text:h text:style-name="Heading_20_2" text:outline-level="2">Mozilla Lightning (Inverse Edition)</text:h>
      <text:p text:style-name="Standard">The Inverse Edition of Mozilla Lightning is based on the last released version for Thunderbird 2, which is 0.9.0.</text:p>
      <text:p text:style-name="Standard">The Inverse Edition provided back ported features, bug fixes and security fixes from the current development version which is currently being developed to work only with Thunderbird 3.</text:p>
      <text:p text:style-name="Standard">Moreover, the Inverse Edition provides additional features such as ACL support and the Inverse team is working together with the Mozilla team so that Inverse's additions will be included in the next version of Lighting.</text:p>
      <text:p text:style-name="Standard">In order to download and install Mozilla Lightning – Inverse Edition, please visit :</text:p>
      <text:p text:style-name="Standard"><text:a xlink:type="simple" xlink:href="http://www.scalableogo.org/downloads/frontends.html">http://www.scalableogo.org/downloads/frontends.html</text:a></text:p>
      <text:h text:style-name="Heading_20_2" text:outline-level="2"><text:soft-page-break/>SOGo Connector and SOGo Integrator</text:h>
      <text:p text:style-name="Standard">The SOGo Connector and Integrator extensions are provided to perfect the integration of Mozilla Thunderbird 2 with the SOGo groupware solution.</text:p>
      <text:p text:style-name="Standard">First of all, the SOGo Connector extension transforms Thunderbird 2 into a full DAV client for groupware servers such as SOGo, OpenGroupware.org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calableogo.org/downloads/frontends.html">http://www.scalableogo.org/downloads/frontends.html</text:a></text:p>
      <text:p text:style-name="Standard">Prior to installing the SOGo Integrator extension, you should read the following chapter – <text:span text:style-name="T1">SOGo Integrator Customization</text:span>.</text:p>
      <text:h text:style-name="P13"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Standard"/>
      <text:p text:style-name="Standard">It should normally be located at :</text:p>
      <text:p text:style-name="Code">chrome/content/sogo-integrator/extensions.rdf</text:p>
      <text:p text:style-name="Standard"/>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text:soft-page-break/>For example, one would replace :</text:p>
      <text:p text:style-name="Code">&lt;Seq about="http://inverse.ca/sogo-integrator/extensions" isi:updateURL="http://sogo-demo.inverse.ca/plugins/updates.php?plugin=%ITEM_ID%&amp;amp;version=%ITEM_VERSION%&amp;amp;platform=%PLATFORM%"&gt;<text:line-break/></text:p>
      <text:p text:style-name="Standard">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Once you're done modifying the configuration file, save your changes and reconstruct the XPI file. </text:p>
      <text:p text:style-name="Standard">Now start Thunderbird 2 and install your newly modified extension.</text:p>
      <text:h text:style-name="P13"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TODO</text:p>
      <text:h text:style-name="Heading_20_2" text:outline-level="2">Configuration</text:h>
      <text:p text:style-name="Standard">TODO</text:p>
      <text:h text:style-name="P13"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3"/>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4" svg:font-family="Tahoma"/>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9 Inverse inc.<text:tab/><text:chapter text:display="name" text:outline-level="1">GNU Free Documentation License</text:chapter><text:tab/><text:page-number text:select-page="current">1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10-24T09:42:32</meta:creation-date>
    <meta:editing-cycles>51</meta:editing-cycles>
    <meta:editing-duration>PT02H59M02S</meta:editing-duration>
    <dc:date>2009-01-30T14:26:07</dc:date>
    <meta:document-statistic meta:table-count="0" meta:image-count="2" meta:object-count="0" meta:page-count="13" meta:paragraph-count="105" meta:word-count="1334" meta:character-count="9033"/>
    <meta:user-defined meta:name="Info 1"/>
    <meta:user-defined meta:name="Info 2"/>
    <meta:user-defined meta:name="Info 3"/>
    <meta:user-defined meta:name="Info 4"/>
  </office:meta>
</office:document-meta>
</file>